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Black" svg:font-family="'Arial Black'"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Arial Black" officeooo:rsid="000f1ec4" officeooo:paragraph-rsid="000f1ec4"/>
    </style:style>
    <style:style style:name="P2" style:family="paragraph" style:parent-style-name="Footer">
      <style:paragraph-properties fo:text-align="end" style:justify-single-word="false"/>
      <style:text-properties style:font-name="Arial Black" officeooo:rsid="000f1ec4" officeooo:paragraph-rsid="000f1ec4"/>
    </style:style>
    <style:style style:name="P3" style:family="paragraph" style:parent-style-name="Standard">
      <style:paragraph-properties fo:text-align="justify" style:justify-single-word="false"/>
      <style:text-properties style:font-name="Arial"/>
    </style:style>
    <style:style style:name="P4" style:family="paragraph" style:parent-style-name="Standard" style:master-page-name="">
      <style:paragraph-properties fo:margin-top="0cm" fo:margin-bottom="0.199cm" style:contextual-spacing="false" fo:text-align="justify" style:justify-single-word="false" style:page-number="auto"/>
      <style:text-properties style:font-name="Arial"/>
    </style:style>
    <style:style style:name="P5" style:family="paragraph" style:parent-style-name="Standard">
      <style:paragraph-properties fo:margin-top="0cm" fo:margin-bottom="0.199cm" style:contextual-spacing="false" fo:text-align="justify" style:justify-single-word="false"/>
      <style:text-properties style:font-name="Arial"/>
    </style:style>
    <style:style style:name="P6" style:family="paragraph" style:parent-style-name="Standard">
      <style:paragraph-properties fo:margin-top="0cm" fo:margin-bottom="0.199cm" style:contextual-spacing="false" fo:text-align="justify" style:justify-single-word="false" fo:break-before="page"/>
      <style:text-properties style:font-name="Arial"/>
    </style:style>
    <style:style style:name="P7" style:family="paragraph" style:parent-style-name="Standard">
      <style:paragraph-properties fo:margin-top="0cm" fo:margin-bottom="0.3cm" style:contextual-spacing="false" fo:text-align="justify" style:justify-single-word="false"/>
      <style:text-properties style:font-name="Arial"/>
    </style:style>
    <style:style style:name="P8" style:family="paragraph" style:parent-style-name="Standard">
      <style:paragraph-properties fo:margin-top="0.3cm" fo:margin-bottom="0.199cm" style:contextual-spacing="false" fo:text-align="justify" style:justify-single-word="false"/>
      <style:text-properties style:font-name="Arial"/>
    </style:style>
    <style:style style:name="P9" style:family="paragraph" style:parent-style-name="Standard">
      <style:paragraph-properties fo:margin-top="0.3cm" fo:margin-bottom="0.3cm" style:contextual-spacing="false" fo:text-align="justify" style:justify-single-word="false"/>
      <style:text-properties style:font-name="Arial"/>
    </style:style>
    <style:style style:name="P10" style:family="paragraph" style:parent-style-name="Standard">
      <style:paragraph-properties fo:margin-top="0cm" fo:margin-bottom="0.199cm" style:contextual-spacing="false" fo:text-align="justify" style:justify-single-word="false"/>
      <style:text-properties style:font-name="Arial" officeooo:paragraph-rsid="00150384"/>
    </style:style>
    <style:style style:name="P11" style:family="paragraph" style:parent-style-name="Standard">
      <style:paragraph-properties fo:margin-top="0cm" fo:margin-bottom="0.199cm" style:contextual-spacing="false" fo:text-align="justify" style:justify-single-word="false"/>
      <style:text-properties style:font-name="Arial" officeooo:paragraph-rsid="00411727"/>
    </style:style>
    <style:style style:name="P12" style:family="paragraph" style:parent-style-name="Standard">
      <style:paragraph-properties fo:margin-top="0cm" fo:margin-bottom="0.199cm" style:contextual-spacing="false" fo:text-align="justify" style:justify-single-word="false"/>
      <style:text-properties style:font-name="Arial" officeooo:rsid="00414e57" officeooo:paragraph-rsid="00414e57"/>
    </style:style>
    <style:style style:name="P13" style:family="paragraph" style:parent-style-name="Standard">
      <style:paragraph-properties fo:margin-top="0cm" fo:margin-bottom="0.199cm" style:contextual-spacing="false" fo:text-align="justify" style:justify-single-word="false"/>
      <style:text-properties style:font-name="Arial" officeooo:rsid="00414e57" officeooo:paragraph-rsid="0044bfac"/>
    </style:style>
    <style:style style:name="P14" style:family="paragraph" style:parent-style-name="Standard">
      <style:paragraph-properties fo:margin-top="0cm" fo:margin-bottom="0.199cm" style:contextual-spacing="false" fo:text-align="justify" style:justify-single-word="false"/>
      <style:text-properties style:font-name="Arial" officeooo:rsid="0041bea6" officeooo:paragraph-rsid="0041bea6"/>
    </style:style>
    <style:style style:name="P15" style:family="paragraph" style:parent-style-name="Standard">
      <style:paragraph-properties fo:margin-top="0cm" fo:margin-bottom="0.199cm" style:contextual-spacing="false" fo:text-align="justify" style:justify-single-word="false"/>
      <style:text-properties style:font-name="Arial" officeooo:rsid="0041bea6" officeooo:paragraph-rsid="00432928"/>
    </style:style>
    <style:style style:name="P16" style:family="paragraph" style:parent-style-name="Standard">
      <style:paragraph-properties fo:margin-top="0cm" fo:margin-bottom="0.199cm" style:contextual-spacing="false" fo:text-align="justify" style:justify-single-word="false"/>
      <style:text-properties style:font-name="Arial" officeooo:rsid="0046d6c6" officeooo:paragraph-rsid="0046d6c6"/>
    </style:style>
    <style:style style:name="P17" style:family="paragraph" style:parent-style-name="Standard" style:list-style-name="L1">
      <style:paragraph-properties fo:margin-top="0cm" fo:margin-bottom="0.199cm" style:contextual-spacing="false" fo:text-align="justify" style:justify-single-word="false"/>
      <style:text-properties style:font-name="Arial"/>
    </style:style>
    <style:style style:name="P18" style:family="paragraph" style:parent-style-name="Standard" style:list-style-name="L2">
      <style:paragraph-properties fo:margin-top="0cm" fo:margin-bottom="0.199cm" style:contextual-spacing="false" fo:text-align="justify" style:justify-single-word="false"/>
      <style:text-properties style:font-name="Arial"/>
    </style:style>
    <style:style style:name="P19" style:family="paragraph" style:parent-style-name="Standard" style:list-style-name="L4">
      <style:paragraph-properties fo:margin-top="0cm" fo:margin-bottom="0.199cm" style:contextual-spacing="false" fo:text-align="justify" style:justify-single-word="false"/>
      <style:text-properties style:font-name="Arial" officeooo:paragraph-rsid="00573418"/>
    </style:style>
    <style:style style:name="P20" style:family="paragraph" style:parent-style-name="Standard">
      <style:paragraph-properties fo:margin-top="0cm" fo:margin-bottom="0.199cm" style:contextual-spacing="false" fo:text-align="justify" style:justify-single-word="false"/>
      <style:text-properties style:font-name="Arial"/>
    </style:style>
    <style:style style:name="P21" style:family="paragraph" style:parent-style-name="Standard">
      <style:paragraph-properties fo:margin-top="0cm" fo:margin-bottom="0.199cm" style:contextual-spacing="false" fo:text-align="justify" style:justify-single-word="false"/>
      <style:text-properties style:font-name="Arial" officeooo:paragraph-rsid="00880fd3"/>
    </style:style>
    <style:style style:name="P22" style:family="paragraph" style:parent-style-name="Standard" style:list-style-name="L3">
      <style:paragraph-properties fo:margin-top="0cm" fo:margin-bottom="0.199cm" style:contextual-spacing="false" fo:text-align="justify" style:justify-single-word="false"/>
      <style:text-properties style:font-name="Arial" style:text-underline-style="solid" style:text-underline-width="auto" style:text-underline-color="font-color" officeooo:rsid="00189816" officeooo:paragraph-rsid="00189816"/>
    </style:style>
    <style:style style:name="P23" style:family="paragraph" style:parent-style-name="Standard">
      <style:paragraph-properties fo:text-align="justify" style:justify-single-word="false"/>
      <style:text-properties style:font-name="Arial" style:text-underline-style="solid" style:text-underline-width="auto" style:text-underline-color="font-color" fo:font-weight="bold" officeooo:rsid="00102633" officeooo:paragraph-rsid="00102633" style:font-weight-asian="bold" style:font-weight-complex="bold"/>
    </style:style>
    <style:style style:name="P24" style:family="paragraph" style:parent-style-name="Standard" style:list-style-name="L3">
      <style:paragraph-properties fo:margin-top="0cm" fo:margin-bottom="0.199cm" style:contextual-spacing="false" fo:text-align="justify" style:justify-single-word="false"/>
      <style:text-properties style:font-name="Arial" officeooo:rsid="002102a9" officeooo:paragraph-rsid="002102a9"/>
    </style:style>
    <style:style style:name="P25" style:family="paragraph" style:parent-style-name="Standard" style:list-style-name="L3">
      <style:paragraph-properties fo:margin-top="0cm" fo:margin-bottom="0.199cm" style:contextual-spacing="false" fo:text-align="justify" style:justify-single-word="false"/>
      <style:text-properties style:font-name="Arial" officeooo:rsid="00214305" officeooo:paragraph-rsid="00214305"/>
    </style:style>
    <style:style style:name="P26" style:family="paragraph" style:parent-style-name="Standard" style:list-style-name="L3">
      <style:paragraph-properties fo:margin-top="0cm" fo:margin-bottom="0.199cm" style:contextual-spacing="false" fo:text-align="justify" style:justify-single-word="false"/>
      <style:text-properties style:font-name="Arial" officeooo:rsid="0023c736" officeooo:paragraph-rsid="0023c736"/>
    </style:style>
    <style:style style:name="P27" style:family="paragraph" style:parent-style-name="Standard" style:list-style-name="L3">
      <style:paragraph-properties fo:margin-top="0cm" fo:margin-bottom="0.199cm" style:contextual-spacing="false" fo:text-align="justify" style:justify-single-word="false"/>
      <style:text-properties style:font-name="Arial" officeooo:rsid="0028383a" officeooo:paragraph-rsid="0028383a"/>
    </style:style>
    <style:style style:name="P28" style:family="paragraph" style:parent-style-name="Standard" style:list-style-name="L3">
      <style:paragraph-properties fo:margin-top="0cm" fo:margin-bottom="0.199cm" style:contextual-spacing="false" fo:text-align="justify" style:justify-single-word="false"/>
      <style:text-properties style:font-name="Arial" officeooo:rsid="002fffe3" officeooo:paragraph-rsid="0031bc48"/>
    </style:style>
    <style:style style:name="P29" style:family="paragraph" style:parent-style-name="Standard" style:list-style-name="L3">
      <style:paragraph-properties fo:margin-top="0cm" fo:margin-bottom="0.199cm" style:contextual-spacing="false" fo:text-align="justify" style:justify-single-word="false"/>
      <style:text-properties style:font-name="Arial" officeooo:rsid="00339e5e" officeooo:paragraph-rsid="00339e5e"/>
    </style:style>
    <style:style style:name="P30" style:family="paragraph" style:parent-style-name="Standard" style:list-style-name="L3">
      <style:paragraph-properties fo:margin-top="0cm" fo:margin-bottom="0.199cm" style:contextual-spacing="false" fo:text-align="justify" style:justify-single-word="false"/>
      <style:text-properties style:font-name="Arial" officeooo:rsid="001a953e" officeooo:paragraph-rsid="001a953e"/>
    </style:style>
    <style:style style:name="P31" style:family="paragraph" style:parent-style-name="Standard" style:list-style-name="L3">
      <style:paragraph-properties fo:margin-top="0cm" fo:margin-bottom="0.199cm" style:contextual-spacing="false" fo:text-align="justify" style:justify-single-word="false"/>
      <style:text-properties style:font-name="Arial" officeooo:rsid="001d3855" officeooo:paragraph-rsid="001d3855"/>
    </style:style>
    <style:style style:name="P32" style:family="paragraph" style:parent-style-name="Standard" style:list-style-name="L3">
      <style:paragraph-properties fo:margin-top="0cm" fo:margin-bottom="0.199cm" style:contextual-spacing="false" fo:text-align="justify" style:justify-single-word="false"/>
      <style:text-properties style:font-name="Arial" officeooo:rsid="001fdefa" officeooo:paragraph-rsid="001fdefa"/>
    </style:style>
    <style:style style:name="P33" style:family="paragraph" style:parent-style-name="Standard" style:list-style-name="L3">
      <style:paragraph-properties fo:margin-top="0cm" fo:margin-bottom="0.199cm" style:contextual-spacing="false" fo:text-align="justify" style:justify-single-word="false"/>
      <style:text-properties style:font-name="Arial" officeooo:rsid="0029bd8a" officeooo:paragraph-rsid="0029bd8a"/>
    </style:style>
    <style:style style:name="P34" style:family="paragraph" style:parent-style-name="Standard" style:list-style-name="L3">
      <style:paragraph-properties fo:margin-top="0cm" fo:margin-bottom="0.199cm" style:contextual-spacing="false" fo:text-align="justify" style:justify-single-word="false"/>
      <style:text-properties style:font-name="Arial" officeooo:rsid="002cf184" officeooo:paragraph-rsid="002cf184"/>
    </style:style>
    <style:style style:name="P35" style:family="paragraph" style:parent-style-name="Standard">
      <style:paragraph-properties fo:margin-top="0cm" fo:margin-bottom="0.199cm" style:contextual-spacing="false" fo:text-align="justify" style:justify-single-word="false"/>
      <style:text-properties style:font-name="Arial" officeooo:rsid="0046d6c6" officeooo:paragraph-rsid="0046d6c6"/>
    </style:style>
    <style:style style:name="P36" style:family="paragraph" style:parent-style-name="Standard">
      <style:paragraph-properties fo:margin-top="0cm" fo:margin-bottom="0.199cm" style:contextual-spacing="false" fo:text-align="justify" style:justify-single-word="false"/>
      <style:text-properties style:font-name="Arial" officeooo:rsid="00414e57" officeooo:paragraph-rsid="00414e57"/>
    </style:style>
    <style:style style:name="P37" style:family="paragraph" style:parent-style-name="Standard">
      <style:paragraph-properties fo:margin-top="0cm" fo:margin-bottom="0.199cm" style:contextual-spacing="false" fo:text-align="justify" style:justify-single-word="false"/>
      <style:text-properties style:font-name="Arial" officeooo:rsid="004c4d1b" officeooo:paragraph-rsid="004c4d1b"/>
    </style:style>
    <style:style style:name="P38" style:family="paragraph" style:parent-style-name="Standard" style:list-style-name="L4">
      <style:paragraph-properties fo:margin-top="0cm" fo:margin-bottom="0.199cm" style:contextual-spacing="false" fo:text-align="justify" style:justify-single-word="false"/>
      <style:text-properties style:font-name="Arial" officeooo:rsid="004dce23" officeooo:paragraph-rsid="00573418"/>
    </style:style>
    <style:style style:name="P39" style:family="paragraph" style:parent-style-name="Standard" style:list-style-name="L5">
      <style:paragraph-properties fo:margin-top="0cm" fo:margin-bottom="0.199cm" style:contextual-spacing="false" fo:text-align="justify" style:justify-single-word="false"/>
      <style:text-properties style:font-name="Arial" officeooo:rsid="005d889e" officeooo:paragraph-rsid="005d889e"/>
    </style:style>
    <style:style style:name="P40" style:family="paragraph" style:parent-style-name="Standard" style:list-style-name="L5">
      <style:paragraph-properties fo:margin-top="0cm" fo:margin-bottom="0.199cm" style:contextual-spacing="false" fo:text-align="justify" style:justify-single-word="false"/>
      <style:text-properties style:font-name="Arial" officeooo:rsid="005f6eb8" officeooo:paragraph-rsid="005f6eb8"/>
    </style:style>
    <style:style style:name="P41" style:family="paragraph" style:parent-style-name="Standard" style:list-style-name="L5">
      <style:paragraph-properties fo:margin-top="0cm" fo:margin-bottom="0.199cm" style:contextual-spacing="false" fo:text-align="justify" style:justify-single-word="false"/>
      <style:text-properties style:font-name="Arial" officeooo:rsid="00604a6e" officeooo:paragraph-rsid="00604a6e"/>
    </style:style>
    <style:style style:name="P42" style:family="paragraph" style:parent-style-name="Standard">
      <style:paragraph-properties fo:margin-top="0cm" fo:margin-bottom="0.199cm" style:contextual-spacing="false" fo:text-align="justify" style:justify-single-word="false"/>
      <style:text-properties style:font-name="Arial" officeooo:rsid="00604a6e" officeooo:paragraph-rsid="00604a6e"/>
    </style:style>
    <style:style style:name="P43" style:family="paragraph" style:parent-style-name="Standard">
      <style:paragraph-properties fo:margin-top="0cm" fo:margin-bottom="0.199cm" style:contextual-spacing="false" fo:text-align="justify" style:justify-single-word="false"/>
      <style:text-properties style:font-name="Arial" fo:font-weight="bold" officeooo:rsid="0062a103" officeooo:paragraph-rsid="0062a103" style:font-weight-asian="bold" style:font-weight-complex="bold"/>
    </style:style>
    <style:style style:name="P44" style:family="paragraph" style:parent-style-name="Standard" style:list-style-name="L6">
      <style:paragraph-properties fo:margin-top="0cm" fo:margin-bottom="0.199cm" style:contextual-spacing="false" fo:text-align="justify" style:justify-single-word="false"/>
      <style:text-properties style:font-name="Arial" officeooo:rsid="00680a02" officeooo:paragraph-rsid="00680a02"/>
    </style:style>
    <style:style style:name="P45" style:family="paragraph" style:parent-style-name="Standard" style:list-style-name="L6">
      <style:paragraph-properties fo:margin-top="0cm" fo:margin-bottom="0.199cm" style:contextual-spacing="false" fo:text-align="justify" style:justify-single-word="false"/>
      <style:text-properties style:font-name="Arial" officeooo:rsid="00680a02" officeooo:paragraph-rsid="006f4e2e"/>
    </style:style>
    <style:style style:name="P46" style:family="paragraph" style:parent-style-name="Standard" style:list-style-name="L6">
      <style:paragraph-properties fo:margin-top="0cm" fo:margin-bottom="0.199cm" style:contextual-spacing="false" fo:text-align="justify" style:justify-single-word="false"/>
      <style:text-properties style:font-name="Arial" officeooo:rsid="007300a6" officeooo:paragraph-rsid="00820408"/>
    </style:style>
    <style:style style:name="P47" style:family="paragraph" style:parent-style-name="Standard" style:list-style-name="L6">
      <style:paragraph-properties fo:margin-top="0cm" fo:margin-bottom="0cm" style:contextual-spacing="false" fo:text-align="justify" style:justify-single-word="false"/>
      <style:text-properties style:font-name="Arial" officeooo:rsid="007300a6" officeooo:paragraph-rsid="00820408"/>
    </style:style>
    <style:style style:name="P48" style:family="paragraph" style:parent-style-name="Standard" style:list-style-name="L6">
      <style:paragraph-properties fo:margin-top="0cm" fo:margin-bottom="0.199cm" style:contextual-spacing="false" fo:text-align="justify" style:justify-single-word="false"/>
      <style:text-properties style:font-name="Arial" officeooo:rsid="007dcf32" officeooo:paragraph-rsid="007dcf32"/>
    </style:style>
    <style:style style:name="P49" style:family="paragraph" style:parent-style-name="Standard" style:list-style-name="L6">
      <style:paragraph-properties fo:margin-top="0cm" fo:margin-bottom="0.199cm" style:contextual-spacing="false" fo:text-align="justify" style:justify-single-word="false"/>
      <style:text-properties style:font-name="Arial" officeooo:rsid="007f00ad" officeooo:paragraph-rsid="007f00ad"/>
    </style:style>
    <style:style style:name="P50" style:family="paragraph" style:parent-style-name="Standard" style:list-style-name="L6">
      <style:paragraph-properties fo:margin-top="0cm" fo:margin-bottom="0.199cm" style:contextual-spacing="false" fo:text-align="justify" style:justify-single-word="false"/>
      <style:text-properties style:font-name="Arial" officeooo:rsid="00880fd3" officeooo:paragraph-rsid="0090defe"/>
    </style:style>
    <style:style style:name="P51" style:family="paragraph" style:parent-style-name="Standard" style:list-style-name="L7">
      <style:paragraph-properties fo:margin-top="0cm" fo:margin-bottom="0.199cm" style:contextual-spacing="false" fo:text-align="justify" style:justify-single-word="false"/>
      <style:text-properties style:font-name="Arial" officeooo:rsid="008f9b03" officeooo:paragraph-rsid="008f9b03"/>
    </style:style>
    <style:style style:name="P52" style:family="paragraph" style:parent-style-name="Standard" style:list-style-name="L6">
      <style:paragraph-properties fo:margin-top="0cm" fo:margin-bottom="0.199cm" style:contextual-spacing="false" fo:text-align="justify" style:justify-single-word="false"/>
      <style:text-properties style:font-name="Arial" officeooo:rsid="008fe425" officeooo:paragraph-rsid="008fe425"/>
    </style:style>
    <style:style style:name="P53" style:family="paragraph" style:parent-style-name="Standard" style:list-style-name="L7">
      <style:paragraph-properties fo:margin-top="0cm" fo:margin-bottom="0.199cm" style:contextual-spacing="false" fo:text-align="justify" style:justify-single-word="false"/>
      <style:text-properties style:font-name="Arial" officeooo:rsid="009774b4" officeooo:paragraph-rsid="009774b4"/>
    </style:style>
    <style:style style:name="P54" style:family="paragraph" style:parent-style-name="Standard" style:list-style-name="L7">
      <style:paragraph-properties fo:margin-top="0cm" fo:margin-bottom="0.199cm" style:contextual-spacing="false" fo:text-align="justify" style:justify-single-word="false"/>
      <style:text-properties style:font-name="Arial" officeooo:rsid="00996c41" officeooo:paragraph-rsid="00996c41"/>
    </style:style>
    <style:style style:name="P55" style:family="paragraph" style:parent-style-name="Standard" style:list-style-name="L7">
      <style:paragraph-properties fo:margin-top="0cm" fo:margin-bottom="0.199cm" style:contextual-spacing="false" fo:text-align="justify" style:justify-single-word="false"/>
      <style:text-properties style:font-name="Arial" officeooo:rsid="009dfabb" officeooo:paragraph-rsid="00a668d4"/>
    </style:style>
    <style:style style:name="P56" style:family="paragraph" style:parent-style-name="Standard" style:list-style-name="L7">
      <style:paragraph-properties fo:margin-top="0cm" fo:margin-bottom="0.199cm" style:contextual-spacing="false" fo:text-align="justify" style:justify-single-word="false"/>
      <style:text-properties style:font-name="Arial" officeooo:rsid="009f3593" officeooo:paragraph-rsid="009f3593"/>
    </style:style>
    <style:style style:name="P57" style:family="paragraph" style:parent-style-name="Standard" style:list-style-name="L4">
      <style:paragraph-properties fo:margin-top="0cm" fo:margin-bottom="0.199cm" style:contextual-spacing="false" fo:text-align="justify" style:justify-single-word="false"/>
      <style:text-properties officeooo:paragraph-rsid="005137da"/>
    </style:style>
    <style:style style:name="P58" style:family="paragraph" style:parent-style-name="Standard" style:list-style-name="L4">
      <style:paragraph-properties fo:margin-top="0cm" fo:margin-bottom="0.199cm" style:contextual-spacing="false" fo:text-align="justify" style:justify-single-word="false"/>
      <style:text-properties officeooo:paragraph-rsid="0051d7cf"/>
    </style:style>
    <style:style style:name="P59" style:family="paragraph" style:parent-style-name="Standard" style:list-style-name="L4">
      <style:paragraph-properties fo:margin-top="0cm" fo:margin-bottom="0.199cm" style:contextual-spacing="false" fo:text-align="justify" style:justify-single-word="false"/>
      <style:text-properties officeooo:rsid="00553b9d" officeooo:paragraph-rsid="00553b9d"/>
    </style:style>
    <style:style style:name="T1" style:family="text">
      <style:text-properties style:text-underline-style="none" fo:font-weight="bold" officeooo:rsid="00150384"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50384" style:font-weight-asian="bold" style:font-weight-complex="bold"/>
    </style:style>
    <style:style style:name="T5" style:family="text">
      <style:text-properties style:text-underline-style="solid" style:text-underline-width="auto" style:text-underline-color="font-color" fo:font-weight="bold" officeooo:rsid="0088aa62" style:font-weight-asian="bold" style:font-weight-complex="bold"/>
    </style:style>
    <style:style style:name="T6" style:family="text">
      <style:text-properties style:text-underline-style="solid" style:text-underline-width="auto" style:text-underline-color="font-color" fo:font-weight="bold" officeooo:rsid="009f8bed" style:font-weight-asian="bold" style:font-weight-complex="bold"/>
    </style:style>
    <style:style style:name="T7" style:family="text">
      <style:text-properties style:text-underline-style="solid" style:text-underline-width="auto" style:text-underline-color="font-color" fo:font-weight="bold" officeooo:rsid="00a0fe22" style:font-weight-asian="bold" style:font-weight-complex="bold"/>
    </style:style>
    <style:style style:name="T8" style:family="text">
      <style:text-properties style:text-underline-style="solid" style:text-underline-width="auto" style:text-underline-color="font-color" officeooo:rsid="00189816"/>
    </style:style>
    <style:style style:name="T9" style:family="text">
      <style:text-properties style:text-underline-style="solid" style:text-underline-width="auto" style:text-underline-color="font-color" officeooo:rsid="00253989"/>
    </style:style>
    <style:style style:name="T10" style:family="text">
      <style:text-properties style:text-underline-style="solid" style:text-underline-width="auto" style:text-underline-color="font-color" officeooo:rsid="0031bc48"/>
    </style:style>
    <style:style style:name="T11" style:family="text">
      <style:text-properties style:text-underline-style="solid" style:text-underline-width="auto" style:text-underline-color="font-color" officeooo:rsid="00394043"/>
    </style:style>
    <style:style style:name="T12" style:family="text">
      <style:text-properties style:text-underline-style="solid" style:text-underline-width="auto" style:text-underline-color="font-color" officeooo:rsid="003b7e6d"/>
    </style:style>
    <style:style style:name="T13" style:family="text">
      <style:text-properties style:text-underline-style="solid" style:text-underline-width="auto" style:text-underline-color="font-color" officeooo:rsid="0060f9d1"/>
    </style:style>
    <style:style style:name="T14" style:family="text">
      <style:text-properties style:text-underline-style="solid" style:text-underline-width="auto" style:text-underline-color="font-color" officeooo:rsid="0068dfbe"/>
    </style:style>
    <style:style style:name="T15" style:family="text">
      <style:text-properties style:text-underline-style="solid" style:text-underline-width="auto" style:text-underline-color="font-color" officeooo:rsid="006d8aef"/>
    </style:style>
    <style:style style:name="T16" style:family="text">
      <style:text-properties style:text-underline-style="solid" style:text-underline-width="auto" style:text-underline-color="font-color" fo:font-weight="normal" style:font-weight-asian="normal" style:font-weight-complex="normal"/>
    </style:style>
    <style:style style:name="T17" style:family="text">
      <style:text-properties style:text-underline-style="solid" style:text-underline-width="auto" style:text-underline-color="font-color" fo:font-weight="normal" officeooo:rsid="0088aa62" style:font-weight-asian="normal" style:font-weight-complex="normal"/>
    </style:style>
    <style:style style:name="T18" style:family="text">
      <style:text-properties style:text-underline-style="solid" style:text-underline-width="auto" style:text-underline-color="font-color" fo:font-weight="normal" officeooo:rsid="00903e38" style:font-weight-asian="normal" style:font-weight-complex="normal"/>
    </style:style>
    <style:style style:name="T19" style:family="text">
      <style:text-properties style:text-underline-style="solid" style:text-underline-width="auto" style:text-underline-color="font-color" fo:font-weight="normal" officeooo:rsid="009d58eb" style:font-weight-asian="normal" style:font-weight-complex="normal"/>
    </style:style>
    <style:style style:name="T20" style:family="text">
      <style:text-properties style:text-underline-style="solid" style:text-underline-width="auto" style:text-underline-color="font-color" officeooo:rsid="0083f737"/>
    </style:style>
    <style:style style:name="T21" style:family="text">
      <style:text-properties style:text-underline-style="solid" style:text-underline-width="auto" style:text-underline-color="font-color" officeooo:rsid="0084485d"/>
    </style:style>
    <style:style style:name="T22" style:family="text">
      <style:text-properties style:text-underline-style="solid" style:text-underline-width="auto" style:text-underline-color="font-color" officeooo:rsid="008c0e66"/>
    </style:style>
    <style:style style:name="T23" style:family="text">
      <style:text-properties style:text-underline-style="solid" style:text-underline-width="auto" style:text-underline-color="font-color" officeooo:rsid="0088aa62"/>
    </style:style>
    <style:style style:name="T24" style:family="text">
      <style:text-properties style:text-underline-style="solid" style:text-underline-width="auto" style:text-underline-color="font-color" officeooo:rsid="009f3593"/>
    </style:style>
    <style:style style:name="T25" style:family="text">
      <style:text-properties style:text-underline-style="solid" style:text-underline-width="auto" style:text-underline-color="font-color" officeooo:rsid="009f8bed"/>
    </style:style>
    <style:style style:name="T26" style:family="text">
      <style:text-properties style:text-underline-style="solid" style:text-underline-width="auto" style:text-underline-color="font-color" officeooo:rsid="00a0fe22"/>
    </style:style>
    <style:style style:name="T27" style:family="text">
      <style:text-properties fo:font-weight="bold" style:font-weight-asian="bold" style:font-weight-complex="bold"/>
    </style:style>
    <style:style style:name="T28" style:family="text">
      <style:text-properties fo:font-weight="bold" officeooo:rsid="0068dfbe" style:font-weight-asian="bold" style:font-weight-complex="bold"/>
    </style:style>
    <style:style style:name="T29" style:family="text">
      <style:text-properties fo:font-weight="bold" officeooo:rsid="0074e9f1" style:font-weight-asian="bold" style:font-weight-complex="bold"/>
    </style:style>
    <style:style style:name="T30" style:family="text">
      <style:text-properties fo:font-weight="bold" officeooo:rsid="0078e821" style:font-weight-asian="bold" style:font-weight-complex="bold"/>
    </style:style>
    <style:style style:name="T31" style:family="text">
      <style:text-properties fo:font-weight="bold" officeooo:rsid="007ab720" style:font-weight-asian="bold" style:font-weight-complex="bold"/>
    </style:style>
    <style:style style:name="T32" style:family="text">
      <style:text-properties officeooo:rsid="00214305"/>
    </style:style>
    <style:style style:name="T33" style:family="text">
      <style:text-properties officeooo:rsid="002ad9d9"/>
    </style:style>
    <style:style style:name="T34" style:family="text">
      <style:text-properties officeooo:rsid="002e5e09"/>
    </style:style>
    <style:style style:name="T35" style:family="text">
      <style:text-properties officeooo:rsid="0031bc48"/>
    </style:style>
    <style:style style:name="T36" style:family="text">
      <style:text-properties officeooo:rsid="00353e58"/>
    </style:style>
    <style:style style:name="T37" style:family="text">
      <style:text-properties officeooo:rsid="00373d80"/>
    </style:style>
    <style:style style:name="T38" style:family="text">
      <style:text-properties officeooo:rsid="00388b98"/>
    </style:style>
    <style:style style:name="T39" style:family="text">
      <style:text-properties officeooo:rsid="00394043"/>
    </style:style>
    <style:style style:name="T40" style:family="text">
      <style:text-properties officeooo:rsid="003b7e6d"/>
    </style:style>
    <style:style style:name="T41" style:family="text">
      <style:text-properties officeooo:rsid="003c6350"/>
    </style:style>
    <style:style style:name="T42" style:family="text">
      <style:text-properties officeooo:rsid="0041d4cc"/>
    </style:style>
    <style:style style:name="T43" style:family="text">
      <style:text-properties officeooo:rsid="00423346"/>
    </style:style>
    <style:style style:name="T44" style:family="text">
      <style:text-properties officeooo:rsid="00432928"/>
    </style:style>
    <style:style style:name="T45" style:family="text">
      <style:text-properties officeooo:rsid="0044bfac"/>
    </style:style>
    <style:style style:name="T46" style:family="text">
      <style:text-properties officeooo:rsid="00482e70"/>
    </style:style>
    <style:style style:name="T47" style:family="text">
      <style:text-properties officeooo:rsid="0048fed1"/>
    </style:style>
    <style:style style:name="T48" style:family="text">
      <style:text-properties officeooo:rsid="0049a68c"/>
    </style:style>
    <style:style style:name="T49" style:family="text">
      <style:text-properties officeooo:rsid="004b7b7a"/>
    </style:style>
    <style:style style:name="T50" style:family="text">
      <style:text-properties style:font-name="Arial"/>
    </style:style>
    <style:style style:name="T51" style:family="text">
      <style:text-properties style:font-name="Arial" officeooo:rsid="004dce23"/>
    </style:style>
    <style:style style:name="T52" style:family="text">
      <style:text-properties style:font-name="Arial" officeooo:rsid="004f487a"/>
    </style:style>
    <style:style style:name="T53" style:family="text">
      <style:text-properties style:font-name="Arial" officeooo:rsid="004e02a4"/>
    </style:style>
    <style:style style:name="T54" style:family="text">
      <style:text-properties style:font-name="Arial" officeooo:rsid="0052679e"/>
    </style:style>
    <style:style style:name="T55" style:family="text">
      <style:text-properties style:font-name="Arial" officeooo:rsid="00539976"/>
    </style:style>
    <style:style style:name="T56" style:family="text">
      <style:text-properties officeooo:rsid="00557b83"/>
    </style:style>
    <style:style style:name="T57" style:family="text">
      <style:text-properties officeooo:rsid="005715d9"/>
    </style:style>
    <style:style style:name="T58" style:family="text">
      <style:text-properties officeooo:rsid="00573418"/>
    </style:style>
    <style:style style:name="T59" style:family="text">
      <style:text-properties officeooo:rsid="00578cb4"/>
    </style:style>
    <style:style style:name="T60" style:family="text">
      <style:text-properties officeooo:rsid="005836d0"/>
    </style:style>
    <style:style style:name="T61" style:family="text">
      <style:text-properties officeooo:rsid="00604af1"/>
    </style:style>
    <style:style style:name="T62" style:family="text">
      <style:text-properties officeooo:rsid="0060f9d1"/>
    </style:style>
    <style:style style:name="T63" style:family="text">
      <style:text-properties fo:color="#000000" loext:opacity="100%" officeooo:rsid="0060f9d1"/>
    </style:style>
    <style:style style:name="T64" style:family="text">
      <style:text-properties officeooo:rsid="0068dfbe"/>
    </style:style>
    <style:style style:name="T65" style:family="text">
      <style:text-properties officeooo:rsid="006be12a"/>
    </style:style>
    <style:style style:name="T66" style:family="text">
      <style:text-properties officeooo:rsid="006d8aef"/>
    </style:style>
    <style:style style:name="T67" style:family="text">
      <style:text-properties officeooo:rsid="006f4e2e"/>
    </style:style>
    <style:style style:name="T68" style:family="text">
      <style:text-properties officeooo:rsid="0070b176"/>
    </style:style>
    <style:style style:name="T69" style:family="text">
      <style:text-properties officeooo:rsid="007280d7"/>
    </style:style>
    <style:style style:name="T70" style:family="text">
      <style:text-properties fo:font-weight="normal" style:font-weight-asian="normal" style:font-weight-complex="normal"/>
    </style:style>
    <style:style style:name="T71" style:family="text">
      <style:text-properties fo:font-weight="normal" officeooo:rsid="0074e9f1" style:font-weight-asian="normal" style:font-weight-complex="normal"/>
    </style:style>
    <style:style style:name="T72" style:family="text">
      <style:text-properties officeooo:rsid="0078e821"/>
    </style:style>
    <style:style style:name="T73" style:family="text">
      <style:text-properties officeooo:rsid="007ab720"/>
    </style:style>
    <style:style style:name="T74" style:family="text">
      <style:text-properties officeooo:rsid="007b0172"/>
    </style:style>
    <style:style style:name="T75" style:family="text">
      <style:text-properties officeooo:rsid="007bb34c"/>
    </style:style>
    <style:style style:name="T76" style:family="text">
      <style:text-properties officeooo:rsid="007bd964"/>
    </style:style>
    <style:style style:name="T77" style:family="text">
      <style:text-properties officeooo:rsid="007c680b"/>
    </style:style>
    <style:style style:name="T78" style:family="text">
      <style:text-properties officeooo:rsid="007c7ace"/>
    </style:style>
    <style:style style:name="T79" style:family="text">
      <style:text-properties officeooo:rsid="0083f737"/>
    </style:style>
    <style:style style:name="T80" style:family="text">
      <style:text-properties officeooo:rsid="0084200a"/>
    </style:style>
    <style:style style:name="T81" style:family="text">
      <style:text-properties officeooo:rsid="0084485d"/>
    </style:style>
    <style:style style:name="T82" style:family="text">
      <style:text-properties officeooo:rsid="0088aa62"/>
    </style:style>
    <style:style style:name="T83" style:family="text">
      <style:text-properties officeooo:rsid="008a3804"/>
    </style:style>
    <style:style style:name="T84" style:family="text">
      <style:text-properties officeooo:rsid="008c0e66"/>
    </style:style>
    <style:style style:name="T85" style:family="text">
      <style:text-properties officeooo:rsid="00903e38"/>
    </style:style>
    <style:style style:name="T86" style:family="text">
      <style:text-properties officeooo:rsid="0092c675"/>
    </style:style>
    <style:style style:name="T87" style:family="text">
      <style:text-properties fo:font-style="italic" style:font-style-asian="italic" style:font-style-complex="italic"/>
    </style:style>
    <style:style style:name="T88" style:family="text">
      <style:text-properties fo:font-style="italic" officeooo:rsid="0092c675" style:font-style-asian="italic" style:font-style-complex="italic"/>
    </style:style>
    <style:style style:name="T89" style:family="text">
      <style:text-properties fo:font-style="italic" officeooo:rsid="00a15bd0" style:font-style-asian="italic" style:font-style-complex="italic"/>
    </style:style>
    <style:style style:name="T90" style:family="text">
      <style:text-properties fo:font-style="italic" officeooo:rsid="00a4d919" style:font-style-asian="italic" style:font-style-complex="italic"/>
    </style:style>
    <style:style style:name="T91" style:family="text">
      <style:text-properties fo:font-style="italic" officeooo:rsid="00a2ed35" style:font-style-asian="italic" style:font-style-complex="italic"/>
    </style:style>
    <style:style style:name="T92" style:family="text">
      <style:text-properties officeooo:rsid="0096337b"/>
    </style:style>
    <style:style style:name="T93" style:family="text">
      <style:text-properties officeooo:rsid="00996c41"/>
    </style:style>
    <style:style style:name="T94" style:family="text">
      <style:text-properties officeooo:rsid="009aca32"/>
    </style:style>
    <style:style style:name="T95" style:family="text">
      <style:text-properties officeooo:rsid="009d58eb"/>
    </style:style>
    <style:style style:name="T96" style:family="text">
      <style:text-properties officeooo:rsid="009f3593"/>
    </style:style>
    <style:style style:name="T97" style:family="text">
      <style:text-properties officeooo:rsid="009f8bed"/>
    </style:style>
    <style:style style:name="T98" style:family="text">
      <style:text-properties officeooo:rsid="00a0fe22"/>
    </style:style>
    <style:style style:name="T99" style:family="text">
      <style:text-properties officeooo:rsid="00a15bd0"/>
    </style:style>
    <style:style style:name="T100" style:family="text">
      <style:text-properties officeooo:rsid="00a2ed35"/>
    </style:style>
    <style:style style:name="T101" style:family="text">
      <style:text-properties officeooo:rsid="00a668d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EXPOSICIÓN DEL CASO:</text:p>
      <text:p text:style-name="P3"/>
      <text:p text:style-name="P4">La empresa BK ha recibido un nuevo encargo de software.</text:p>
      <text:p text:style-name="P5"/>
      <text:p text:style-name="P5">Se trata de diseñar una aplicación para una tienda especializada en vender productos estéticos.</text:p>
      <text:p text:style-name="P5"/>
      <text:p text:style-name="P7">La tienda desea trabajar con software libre. Además, desea explícitamente que la aplicación sea capaz de cumplir las siguientes tareas:</text:p>
      <text:list text:style-name="L1">
        <text:list-item>
          <text:p text:style-name="P17">Proporcionar facturas de las ventas.</text:p>
        </text:list-item>
        <text:list-item>
          <text:p text:style-name="P17">Llevar la cuenta de lo que vende cada trabajador.</text:p>
        </text:list-item>
        <text:list-item>
          <text:p text:style-name="P17">Controlar el stock de productos en almacén.</text:p>
        </text:list-item>
        <text:list-item>
          <text:p text:style-name="P17">Operar con lector de código de barras y tarjetas de crédito.</text:p>
        </text:list-item>
        <text:list-item>
          <text:p text:style-name="P17">Controlar los precios de los productos y ofrecer la posibilidad de operar con ellos.</text:p>
        </text:list-item>
        <text:list-item>
          <text:p text:style-name="P17">El tiempo de respuesta de la aplicación ha de ser lo menor posible.</text:p>
        </text:list-item>
        <text:list-item>
          <text:p text:style-name="P17">No se podrán procesar dos peticiones a la vez, aunque haya varios equipos funcionando simultáneamente.</text:p>
        </text:list-item>
        <text:list-item>
          <text:p text:style-name="P17">La empresa también quiere almacenar información de sus trabajadores: DNI, nombre, apellidos, número de la Seguridad Social, fecha de nacimiento, teléfono y localidad. Asimismo, de los productos interesa almacenar: código, marca, nombre comercial, precio, cantidad.</text:p>
        </text:list-item>
      </text:list>
      <text:p text:style-name="P8">Tendrás que diseñar una planificación del proyecto de desarrollo de ese software que cumpla con las premisas estudiadas en la presente unidad de trabajo.</text:p>
      <text:p text:style-name="P9">Esencialmente, el proyecto se divide en los siguientes apartados:</text:p>
      <text:list text:style-name="L2">
        <text:list-item>
          <text:p text:style-name="P18">Sintetiza el análisis de requerimientos del sistema para nuestro cliente. Plantea el diseño y determina el modelo de ciclo de vida más idóneo para esta aplicación.</text:p>
        </text:list-item>
        <text:list-item>
          <text:p text:style-name="P18">Planifica la codificación, indicando el lenguaje de programación y las herramientas que usarías para la obtención del código fuente, objeto y ejecutable, explicando por qué eliges esas herramientas.</text:p>
        </text:list-item>
        <text:list-item>
          <text:p text:style-name="P18">Planifica las restantes fases del ciclo de vida, indicando en cada una el objetivo que persigues y cómo lo harías.</text:p>
        </text:list-item>
      </text:list>
      <text:p text:style-name="P5"/>
      <text:p text:style-name="P5"/>
      <text:p text:style-name="P5"/>
      <text:p text:style-name="P5"/>
      <text:p text:style-name="P5"/>
      <text:p text:style-name="P5"/>
      <text:p text:style-name="P5"/>
      <text:p text:style-name="P5"/>
      <text:p text:style-name="P5"/>
      <text:p text:style-name="P10"><text:soft-page-break/><text:span text:style-name="T4">RESOLUCIÓN</text:span><text:span text:style-name="T1">:</text:span></text:p>
      <text:p text:style-name="P5"/>
      <text:p text:style-name="P5"><text:span text:style-name="T27">1.</text:span> Sintetiza el análisis de requerimientos del sistema para nuestro cliente. Plantea el diseño y determina el modelo de ciclo de vida más idóneo para esta aplicación.</text:p>
      <text:p text:style-name="P5"><text:span text:style-name="T27">Análisis:</text:span> </text:p>
      <text:list text:style-name="L3">
        <text:list-item>
          <text:p text:style-name="P22">Requisitos funcionales:</text:p>
          <text:list>
            <text:list-item>
              <text:p text:style-name="P24">Capacidad para Generar y Proporcionar <text:span text:style-name="T9">F</text:span><text:span text:style-name="T2">acturas de las ventas</text:span>.</text:p>
            </text:list-item>
            <text:list-item>
              <text:p text:style-name="P24">Interfaz/<text:span text:style-name="T32">Vista</text:span> para Supervisar y Gestionar el número y el contenido de las <text:span text:style-name="T2">Ventas realizadas por cada trabajador</text:span>.</text:p>
            </text:list-item>
            <text:list-item>
              <text:p text:style-name="P25">Interfaz/Vista para Monitorear y Controlar el <text:span text:style-name="T2">Stock de los Productos</text:span> en almacen.</text:p>
            </text:list-item>
            <text:list-item>
              <text:p text:style-name="P26">Funcionalidad y Medios para poder Operar con <text:span text:style-name="T2">lectores de Codigo de Barras y Tarjetas de Crédito</text:span>.</text:p>
            </text:list-item>
            <text:list-item>
              <text:p text:style-name="P27"><text:span text:style-name="T2">Funciones CRUD</text:span> para Gestionar, Controlar y Operar sobre las diferentes <text:span text:style-name="T2">propiedades/campos</text:span> pertenecientes a la entidad <text:span text:style-name="T2">Producto</text:span>; considerando mismamente al ‘<text:span text:style-name="T2">precio</text:span>’ como una propiedad/campo de esta entidad/clase/interfaz.</text:p>
            </text:list-item>
            <text:list-item>
              <text:p text:style-name="P28"><text:span text:style-name="T2">Interfaz/Vista para Introducir, Gestionar y Consultar los parámetros que componen la entidad/clase/interfaz Trabajador</text:span>. En consecuencia: Se precisará de elementos: de entrada (<text:span text:style-name="T2">inputs</text:span>) para su ‘cumplimentación’ y aporte, de la conexión con un servicio de almacenamiento (<text:span text:style-name="T2">data base</text:span> / base de datos) y de los consiguiente ‘componentes’ para la presentación y organización de dicha información (<text:span text:style-name="T2">outputs</text:span>), ante la empresa.</text:p>
              <text:p text:style-name="P28"><text:span text:style-name="T35">Por otra parte, también se precisará </text:span><text:span text:style-name="T10">otra Interfaz/Vista para Introducir, Gestionar y Consultar la información referente a la entidad Producto</text:span><text:span text:style-name="T35">, la cual estará contenida y almacenada en una tabla de nuestra base de datos.</text:span> </text:p>
              <text:p text:style-name="P29">Cada variable/campo de ambas entidades contará con su propio <text:span text:style-name="T2">tipo de dato</text:span>, el cual será definido inicialmente a continuación: <text:span text:style-name="T39">[ </text:span><text:span text:style-name="T11">Entidad Trabajador</text:span><text:span text:style-name="T39"> ]:</text:span> DNI(String/Char) / nombre y apellidos (String/Char) / número de la Seguridad Social (<text:span text:style-name="T36">N</text:span>umber/<text:span text:style-name="T36">I</text:span>nt) / <text:span text:style-name="T37">fecha de nacimiento (Date/LocalDate (etc.)) / </text:span><text:span text:style-name="T38">teléfono (Number/Int o String/Char) / </text:span><text:span text:style-name="T39">localidad (String/Char)<text:tab/>[ </text:span><text:span text:style-name="T11">Entidad Producto</text:span><text:span text:style-name="T39"> ]: </text:span><text:span text:style-name="T40">código (Number/Int o String/Char) / marca (String/Char) / nombre comercial (String/Char) / precio (float/double) / cantidad (number/int) </text:span><text:span text:style-name="T12">PD:</text:span><text:span text:style-name="T40"> Para la implementación de todas las propiedades/campos se utilizará la nomenclatura en formato ‘Camel Case’, </text:span><text:span text:style-name="T41">PE: ‘fechaNacimiento’ o ‘fechaDeNacimiento’</text:span><text:span text:style-name="T40">.</text:span></text:p>
            </text:list-item>
          </text:list>
          <text:p text:style-name="P30"/>
        </text:list-item>
        <text:list-item>
          <text:p text:style-name="P31"><text:span text:style-name="T8">R</text:span><text:span text:style-name="T2">equisitos NO funcionales</text:span>:</text:p>
          <text:list>
            <text:list-item>
              <text:p text:style-name="P32">Utilizar ‘<text:span text:style-name="T2">Software’ Libre</text:span>’ </text:p>
            </text:list-item>
            <text:list-item>
              <text:p text:style-name="P33">Optimización de la Aplicación: <text:span text:style-name="T2">Tiempo de Respuesta Bajo</text:span> <text:span text:style-name="T33">(todo lo </text:span>posible)</text:p>
            </text:list-item>
            <text:list-item>
              <text:p text:style-name="P34"><text:span text:style-name="T2">Limitación y Gestión</text:span> del proceso de <text:span text:style-name="T2">Generación de Peticiones</text:span>: <text:span text:style-name="T34">Límite de una Petición Simultanea y Sincrona. Por ende, </text:span><text:span text:style-name="T2">sólo un/a usuario/a</text:span> podrá <text:span text:style-name="T2">crear su petición</text:span>, a la vez. (Limitación funcional al funcionamiento <text:span text:style-name="T2">‘half duplex’</text:span>).</text:p>
            </text:list-item>
          </text:list>
        </text:list-item>
      </text:list>
      <text:p text:style-name="P5"/>
      <text:p text:style-name="P5"/>
      <text:p text:style-name="P5"/>
      <text:p text:style-name="P5"/>
      <text:p text:style-name="P11"><text:soft-page-break/><text:span text:style-name="T27">Diseño:</text:span> </text:p>
      <text:p text:style-name="P14">Employe {</text:p>
      <text:p text:style-name="P14"><text:tab/><text:span text:style-name="T46">id: int;</text:span></text:p>
      <text:p text:style-name="P15"><text:tab/><text:span text:style-name="T43">dni: </text:span><text:span text:style-name="T44">S</text:span><text:span text:style-name="T43">tring;<text:tab/><text:tab/><text:tab/><text:tab/>(Depende del lenguaje de programación usado)</text:span></text:p>
      <text:p text:style-name="P14"><text:tab/><text:span text:style-name="T43">name: </text:span><text:span text:style-name="T44">S</text:span><text:span text:style-name="T43">tring;</text:span></text:p>
      <text:p text:style-name="P14"><text:tab/><text:span text:style-name="T43">lastName: </text:span><text:span text:style-name="T44">S</text:span><text:span text:style-name="T43">tring;</text:span></text:p>
      <text:p text:style-name="P14"><text:tab/><text:span text:style-name="T43">SSnumber: int;</text:span></text:p>
      <text:p text:style-name="P14"><text:tab/><text:span text:style-name="T43">bornedDate: LocalDate;<text:tab/><text:tab/>(Depende del lenguaje de programación usado) </text:span>};</text:p>
      <text:p text:style-name="P12">Product {</text:p>
      <text:p text:style-name="P12"><text:tab/><text:span text:style-name="T46">id: int;</text:span></text:p>
      <text:p text:style-name="P12"><text:tab/><text:span text:style-name="T42">code: int;</text:span></text:p>
      <text:p text:style-name="P13"><text:tab/><text:span text:style-name="T42">brand: </text:span><text:span text:style-name="T45">S</text:span><text:span text:style-name="T42">tring;<text:tab/><text:tab/><text:tab/></text:span><text:span text:style-name="T43">(Depende del lenguaje de programación usado)</text:span></text:p>
      <text:p text:style-name="P12"><text:tab/><text:span text:style-name="T42">comercialName: </text:span><text:span text:style-name="T45">S</text:span><text:span text:style-name="T42">tring;</text:span></text:p>
      <text:p text:style-name="P12"><text:tab/><text:span text:style-name="T42">price: double;</text:span></text:p>
      <text:p text:style-name="P37"><text:tab/>discount: double;</text:p>
      <text:p text:style-name="P12"><text:tab/><text:span text:style-name="T42">quantity: int; </text:span>};</text:p>
      <text:p text:style-name="P16">Invoice {</text:p>
      <text:p text:style-name="P16"><text:tab/><text:span text:style-name="T47">id: int;</text:span></text:p>
      <text:p text:style-name="P16"><text:tab/><text:span text:style-name="T47">invoiceNumber: int;</text:span></text:p>
      <text:p text:style-name="P16"><text:tab/><text:span text:style-name="T49">expeditionDate: LocalDate;<text:tab/></text:span><text:span text:style-name="T43">(Depende del lenguaje de programación usado)</text:span></text:p>
      <text:p text:style-name="P16"><text:tab/><text:span text:style-name="T47">productName: String;</text:span></text:p>
      <text:p text:style-name="P16"><text:tab/><text:span text:style-name="T47">stock: int;</text:span></text:p>
      <text:p text:style-name="P16"><text:tab/><text:span text:style-name="T47">price: double;</text:span></text:p>
      <text:p text:style-name="P16"><text:tab/><text:span text:style-name="T47">seller: String; → </text:span><text:span text:style-name="T48">(</text:span><text:span text:style-name="T56">PE: </text:span><text:span text:style-name="T47">employe.dni) </text:span>};</text:p>
      <text:p text:style-name="P16"/>
      <text:list text:style-name="L4">
        <text:list-item>
          <text:p text:style-name="P57"><text:span text:style-name="T51">Para calcular el total de una factura: </text:span></text:p>
          <text:list>
            <text:list-item>
              <text:p text:style-name="P58"><text:span text:style-name="T51">(1) Multiplicaremos el Precio Unitario (</text:span><text:span text:style-name="T52">su </text:span><text:span text:style-name="T51">PVP sin impuestos) por el Nº de Unidades de cada producto.</text:span></text:p>
            </text:list-item>
            <text:list-item>
              <text:p text:style-name="P58"><text:span text:style-name="T53">(2) </text:span><text:span text:style-name="T54">Realizaremos la suma ‘</text:span><text:span text:style-name="T55">vertical’</text:span><text:span text:style-name="T54"> de cada uno de los ‘subtotales’ (los resultados de cada multiplicación entre el PVP (Precio de Venta al Público) y el número de unidades de cada producto).</text:span></text:p>
            </text:list-item>
            <text:list-item>
              <text:p text:style-name="P59"><text:span text:style-name="T54">(</text:span><text:span text:style-name="T50">3) Aplicamos el/los impuestos correspondientes (PE: IVA) sobre el resultado obtenido de la operación anterior.</text:span></text:p>
            </text:list-item>
          </text:list>
        </text:list-item>
        <text:list-item>
          <text:p text:style-name="P59"><text:span text:style-name="T53">P</text:span><text:span text:style-name="T50">ara calcular el total de ventas realizadas por un trabajador: </text:span></text:p>
          <text:list>
            <text:list-item>
              <text:p text:style-name="P38">Realizamos una busqueda <text:span text:style-name="T56">sobre </text:span><text:span text:style-name="T59">los</text:span><text:span text:style-name="T56"> campo</text:span><text:span text:style-name="T59">s</text:span><text:span text:style-name="T56"> ‘seller’ </text:span><text:span text:style-name="T59">y ‘expeditionDate’</text:span><text:span text:style-name="T56">, </text:span><text:span text:style-name="T59">los</text:span><text:span text:style-name="T56"> cual</text:span><text:span text:style-name="T60">es</text:span><text:span text:style-name="T56"> está contenido en la ‘interfaz Invoice’ pero a su vez, importa el dato ‘dni’ (PE), perteneciente a la ‘clase </text:span><text:span text:style-name="T57">Employe’.</text:span></text:p>
            </text:list-item>
            <text:list-item>
              <text:p text:style-name="P19"><text:span text:style-name="T58">Realizaremos la suma aritmética de los importes de la facturas resultantes de la búsqueda, para calcular el volumen de ventas. Y contablizaremos el Nº de facturas para contabilizar a su vez el número de ventas mensuales de cada empleado/a.</text:span></text:p>
            </text:list-item>
          </text:list>
        </text:list-item>
      </text:list>
      <text:p text:style-name="P5"><text:soft-page-break/><text:span text:style-name="T27">Ciclo de vida:</text:span> </text:p>
      <text:list text:style-name="L5">
        <text:list-item>
          <text:p text:style-name="P39">Para este proyecto hemos elegido el <text:span text:style-name="T2">Modelo Iterativo Incremental</text:span> debido mayormente a la consideración de los siguientes factores <text:span text:style-name="T62">y para concretar ‘uno’, aunque el abordaje más idóneo sería </text:span><text:span text:style-name="T13">implementar un Modelo Ágil</text:span><text:span text:style-name="T62">, como PE: la metodología </text:span><text:a xlink:type="simple" xlink:href="https://proyectosagiles.org/" text:style-name="Internet_20_link" text:visited-style-name="Visited_20_Internet_20_Link"><text:span text:style-name="T63">Scrum</text:span></text:a>:</text:p>
          <text:list>
            <text:list-item>
              <text:p text:style-name="P40">La <text:span text:style-name="T2">necesidad de adaptarse, reciclarse y diversificar</text:span>, respondiendo ante la <text:span text:style-name="T2">situación completa y constantemente cambiante</text:span> (junto con sus oportunidades, demandas y otros factores a considerar), presentada por parte del mercado y del mundo actual.</text:p>
            </text:list-item>
            <text:list-item>
              <text:p text:style-name="P41">La mayor Versatilidad y ‘Simplicidad’ (de Uso e Implementación) que nos brinda este, en contraposición con sus modelos precursores (<text:span text:style-name="T61">M. </text:span>Cascada y <text:span text:style-name="T61">M. </text:span>Cascada con Realimentación) y consiguientes <text:span text:style-name="T62">(M. en Espiral [más complejo])</text:span>.</text:p>
            </text:list-item>
          </text:list>
        </text:list-item>
      </text:list>
      <text:p text:style-name="P42"/>
      <text:p text:style-name="P5"><text:span text:style-name="T27">2.</text:span> Planifica la codificación, indicando el lenguaje de programación y las herramientas que usarías para la obtención del código fuente, objeto y ejecutable, explicando por qué eliges esas herramientas.</text:p>
      <text:p text:style-name="P43">Planificación:</text:p>
      <text:list text:style-name="L6">
        <text:list-item>
          <text:p text:style-name="P44"><text:span text:style-name="T2">Lenguajes de Programación</text:span>:</text:p>
          <text:list>
            <text:list-item>
              <text:p text:style-name="P45"><text:span text:style-name="T27">Para ‘Backend’</text:span> (lado Servidor): utilizaremos <text:span text:style-name="T27">Java, .NET, </text:span><text:span text:style-name="T28">PHP </text:span><text:span text:style-name="T29">(</text:span><text:span text:style-name="T71">y uno’ para nuestra Base de Datos como: </text:span><text:span text:style-name="T29">MySQL, Oracle DB</text:span><text:span text:style-name="T71"> u otro similar)</text:span><text:span text:style-name="T70"> </text:span><text:span text:style-name="T27">o los servicios de Firebase</text:span> (suministrados por Google) indistintamente y según factores como: el <text:span text:style-name="T2">tiempo del que dispongamos</text:span> para su desarrollo <text:span text:style-name="T64">hasta la entrega al/</text:span><text:span text:style-name="T65">a la</text:span><text:span text:style-name="T64"> cliente, el importe del </text:span><text:span text:style-name="T14">presupuesto aceptado del que partamos</text:span><text:span text:style-name="T64">, el </text:span><text:span text:style-name="T14">número de conexiones</text:span><text:span text:style-name="T64"> (cargas y descargas) previstas sobre la aplicación resultante, </text:span><text:span text:style-name="T66">nuestro </text:span><text:span text:style-name="T15">nivel de dominio</text:span><text:span text:style-name="T66"> en cada uno de esos lenguajes y el </text:span><text:span text:style-name="T15">nivel de adecuación y funcionalidades que nos brinden los ‘frameworks’ y herramientas</text:span><text:span text:style-name="T66"> de cada uno’. </text:span></text:p>
              <text:p text:style-name="P45"><text:span text:style-name="T67">Para tomar dicha decisión, habrá que realizar un estudio sobre todos los factores implicados y con la menor demora posible. Cade destacar que los tres primeros son muy similares en la mayoría de los aspectos, así que escogeremos el lenguaje en el que tengamos más y mejor nivel de dominio. </text:span><text:span text:style-name="T68">A su vez, también tendremos en cuenta </text:span><text:span text:style-name="T69">el tipo y la modalidad de servicio de ‘hosting’ que nuestro/a cliente esté dispuesto a contratar y mantener, ja que sin considerar este aspecto, nuestra futura aplicación puede acabar resultando totalmente ‘inutil’ y sin aplicación práctica y en la ‘realidad’. </text:span><text:span text:style-name="T81">PD: Todos los lenguajes y ‘frameworks’ comentados son </text:span><text:span text:style-name="T21">libres y gratuitos</text:span><text:span text:style-name="T81">.</text:span></text:p>
            </text:list-item>
            <text:list-item>
              <text:p text:style-name="P46"><text:span text:style-name="T27">Para ‘Frontend’</text:span> (lado Usuario/a): <text:span text:style-name="T72">utilizaremos </text:span><text:span text:style-name="T30">Angular o React</text:span><text:span text:style-name="T72"> (JS) indistintamente y según se nos adapten sus componentes y prestaciones, a nuestro proyecto. </text:span><text:span text:style-name="T73">Si el cliente desea una mayor ‘libertad’ y versatilidad, procederemos a seleccionar y elegir el segundo (React); ya que este sólo utiliza </text:span><text:span text:style-name="T31">HTML, CSS y JavaScript</text:span><text:span text:style-name="T73"> (Puro → </text:span><text:span text:style-name="T80">No TS</text:span><text:span text:style-name="T73">), para el desarrollo e implementación de nuestras aplicaciones web. </text:span><text:span text:style-name="T79">Ambos ‘frameworks’ de JavaScript son </text:span><text:span text:style-name="T20">Libres y Gratuitos</text:span><text:span text:style-name="T79">.</text:span></text:p>
              <text:p text:style-name="P47"><text:span text:style-name="T74">PD: Si el cliente nos comentara que desea aún más nivel de adaptabilidad (a los diferentes formatos </text:span><text:span text:style-name="T76">de pantalla</text:span><text:span text:style-name="T74">) y a su vez, la posibilidad de cambiar los iconos </text:span><text:span text:style-name="T76">PE</text:span><text:span text:style-name="T74"> </text:span><text:span text:style-name="T76">(</text:span><text:span text:style-name="T74">mostrados según el ‘</text:span><text:span text:style-name="T76">tipo </text:span><text:span text:style-name="T74">dispositivo móvil’</text:span><text:span text:style-name="T76">)</text:span><text:span text:style-name="T74">, o poder copilar nuestra aplicación, para así convertirla </text:span><text:span text:style-name="T77">(al finalizar o a posteriori)</text:span><text:span text:style-name="T74"> en una ‘aplicación nativa’ (PE </text:span><text:span text:style-name="T77">una ‘app’</text:span><text:span text:style-name="T74"> de: Android o IOS), </text:span><text:span text:style-name="T75">implementaríamos ‘React’ </text:span><text:span text:style-name="T78">(o Angular)</text:span><text:span text:style-name="T75"> mediante el ‘framework Ionic’ (o alguno similar), en su lugar.</text:span></text:p>
            </text:list-item>
          </text:list>
        </text:list-item>
        <text:list-item>
          <text:p text:style-name="P48"><text:span text:style-name="T2">IDE (Entorno de Desarrollo Integrado)</text:span>:</text:p>
          <text:list>
            <text:list-item>
              <text:p text:style-name="P49">Elegimos el IDE <text:span text:style-name="T27">VS Code</text:span> suministrado por Microsoft de forma <text:span text:style-name="T16">libre y gratuita</text:span>, en base a su <text:span text:style-name="T2">Versatilidad y Variedad</text:span> (Leng. Prog.) y a las <text:span text:style-name="T2">Extensiones</text:span> disponibles, para aumentar así sus funcionalidades.</text:p>
            </text:list-item>
          </text:list>
        </text:list-item>
        <text:list-item>
          <text:p text:style-name="P50"><text:soft-page-break/><text:span text:style-name="T5">SiteMap</text:span><text:span text:style-name="T17"> </text:span><text:span text:style-name="T18">(Mapa del Sitio)</text:span><text:span text:style-name="T17"> </text:span><text:span text:style-name="T5">y Mapa de Interrelación</text:span><text:span text:style-name="T23"> entre las tablas de nuestra </text:span><text:span text:style-name="T5">Base de Datos</text:span><text:span text:style-name="T82">: </text:span></text:p>
          <text:p text:style-name="P50"><text:span text:style-name="T83">La elaboración de estos esquemas nos ayudará y mucho a</text:span> concretar <text:span text:style-name="T83">y lograr planificar mejor, para así</text:span> poder <text:span text:style-name="T2">definir y acotar unos plazos de ‘entrega’ y desarrollo </text:span><text:span text:style-name="T22">parciales</text:span><text:span text:style-name="T84">, que puedan </text:span><text:span text:style-name="T22">resultar</text:span><text:span text:style-name="T2"> factibles, coherentes y ajustados/ajustándose a la ‘realidad’</text:span> (de nuestro ámbito de aplicación y de la aplicación propiamente), así como <text:span text:style-name="T2">también a los posibles imprevistos</text:span> que nos puedan surgir.</text:p>
          <text:p text:style-name="P52">En la elaboración de los dos esquemas anteriores, se <text:span text:style-name="T2">analiza en detalle la interrelación entre vistas</text:span> (páginas/secciones) que debería comprender la ‘Funcionalidad’ de nuestra aplicación; esto comprende: <text:span text:style-name="T87">botones, enlaces, redireciones, acciones de respueusta ante ‘interrupciones’, etc.</text:span><text:tab/><text:tab/><text:span text:style-name="T85">A su vez, el segundo ‘</text:span><text:span text:style-name="T86">mapa’, nos sirve para analizar en detalle cómo y de qué manera se relacionan/interrelacionan nuestras diferentes Entidades (</text:span><text:span text:style-name="T88">PE: Un producto sólo tiene (generalmente) un fabricante, pero un mismo fabricante puede tener asignado más de un producto</text:span><text:span text:style-name="T86">)</text:span></text:p>
        </text:list-item>
      </text:list>
      <text:p text:style-name="P21"><text:span text:style-name="T27">3.</text:span> Planifica las restantes fases del ciclo de vida, indicando en cada una el objetivo que persigues y cómo lo harías.</text:p>
      <text:list text:style-name="L7">
        <text:list-item>
          <text:p text:style-name="P51">A partir de este punto, el proceso de desarrollo e implementación de nuestra futura aplicación, se fundamentará, como no podía ser de otra forma, en los pasos anteriores. <text:span text:style-name="T92">Para organizarnos en base a nuestro/a análisis y planificación previa haremos uso de varias herramientas, para así lograr ‘facilitar’ y organizar mejor, en la medida de lo posible, nuestra tarea:</text:span></text:p>
          <text:list>
            <text:list-item>
              <text:p text:style-name="P53"><text:span text:style-name="T2">Para la gestión y adjudicación de tareas utilizaremos </text:span><text:span text:style-name="T3">Trello</text:span><text:span text:style-name="T16">, </text:span><text:span text:style-name="T19">Gira</text:span> o alguna otra herramienta similar, <text:span text:style-name="T95">debido y en base a su ‘gran’ versatilidad y facilidad de uso</text:span>; <text:span text:style-name="T93">esta y algunas otras opciones son libres y gratuitas también.</text:span></text:p>
            </text:list-item>
            <text:list-item>
              <text:p text:style-name="P54"><text:span text:style-name="T2">Para trabajar en equipo y lograr coordinarnos adecuadamente para su consecución</text:span>, <text:span text:style-name="T2">utilizaremos </text:span><text:span text:style-name="T3">Github</text:span><text:span text:style-name="T2">, Gitlab o alguna otra plataforma similar</text:span>. S<text:span text:style-name="T94">iendo que nuestros clientes muestran predisposición por el ‘software’ libre, procedemos a seleccionar Github como nuestro medio de trabajo en equipo.</text:span></text:p>
            </text:list-item>
          </text:list>
          <text:p text:style-name="P55">Mediante el uso y la combinación de los dos recursos anteriores, estaremos en disposición de poder <text:span text:style-name="T2">organizar todo nuestro trabajo y así poder finalizarlo para y entregarlo al/a la cliente/a en la fecha acordada previamente</text:span> (durante la elaboración y la aceptación del presupuesto expedido), <text:span text:style-name="T96">pero </text:span><text:span text:style-name="T24">previamente a finalizarlo</text:span><text:span text:style-name="T96"> y resultando la última fase o una de las ‘últimas’ de nuestro proceso de desarrollo, </text:span><text:span text:style-name="T24">procederemos a ‘testear’ y poner a prueba nuestra aplicación resultante</text:span><text:span text:style-name="T96">, antes de entregarla al/a la cliente/a. </text:span><text:span text:style-name="T97">Para ello, implementaremos un </text:span><text:span text:style-name="T25">conjunto de </text:span><text:span text:style-name="T7">P</text:span><text:span text:style-name="T6">ruebas </text:span><text:span text:style-name="T7">U</text:span><text:span text:style-name="T6">nitarias</text:span><text:span text:style-name="T97">, </text:span><text:span text:style-name="T98">mediante la </text:span><text:span text:style-name="T26">herramienta (disponible/adecuada</text:span><text:span text:style-name="T98"> </text:span><text:span text:style-name="T99">para los lenguajes escogidos finalmente</text:span><text:span text:style-name="T98">)</text:span><text:span text:style-name="T97"> para realizar tal fin </text:span><text:span text:style-name="T100">(</text:span><text:span text:style-name="T89">PE: para Angular, pod</text:span><text:span text:style-name="T90">emos</text:span><text:span text:style-name="T89"> utilizar Jasmin</text:span><text:span text:style-name="T90">e; y para .NET i para la verificación de la conexión con la base de datos, podemos utilizar Swagger y/o Postman</text:span><text:span text:style-name="T91">)</text:span><text:span text:style-name="T97">.</text:span><text:span text:style-name="T96"> <text:tab/><text:tab/></text:span><text:span text:style-name="T101">PD: Se a procedido a escoger la opción de “Pruebas Unitarias” meramente en base a dos factores: el mayor nivel de experiencia en su realización y la mayor modularidad y focalización a la hora de poner a prueba cierta función/es en específico.</text:span></text:p>
          <text:p text:style-name="P56"/>
        </text:list-item>
      </text:list>
      <text:p text:style-name="P5"/>
      <text:p text:style-name="P5"/>
      <text:p text:style-name="P5"/>
      <text:p text:style-name="P5"/>
      <text:p text:style-name="P5"><text:soft-page-break/><text:span text:style-name="T27">Criterios de puntuación.</text:span> Total 10 puntos.</text:p>
      <text:p text:style-name="P5">Planificación correcta de análisis de requisitos y elección de modelo de ciclo de vida: 3 puntos.</text:p>
      <text:p text:style-name="P5">Planificación correcta de las herramientas de programación en base a los requerimientos del cliente y secuencia de pasos a seguir: 2 puntos.</text:p>
      <text:p text:style-name="P5">Planificación correcta de pruebas, documentación, explotación y mantenimiento: 3 puntos.</text:p>
      <text:p text:style-name="P5">Uso de vocabulario específico, redacción clara, ideas fundamentales y orden en la secuencia de pasos: 2 puntos.</text:p>
      <text:p text:style-name="P5">Recursos necesarios para realizar la Tarea.</text:p>
      <text:p text:style-name="P5">Ordenador con procesador de textos.</text:p>
      <text:p text:style-name="P5"/>
      <text:p text:style-name="P5">Conexión a Internet.</text:p>
      <text:p text:style-name="P5"/>
      <text:p text:style-name="P5">Consejos y recomendaciones.</text:p>
      <text:p text:style-name="P5">Se pretende poner en práctica los conceptos aprendidos, de la forma más clara posible.</text:p>
      <text:p text:style-name="P5"/>
      <text:p text:style-name="P5">Para ello, se recomienda no extenderse mucho en las respuestas y dar prioridad en el orden de secuencia de pasos indicando siempre el objetivo que se persigue con cada uno de ellos.</text:p>
      <text:p text:style-name="P5"/>
      <text:p text:style-name="P5">Indicaciones de entrega.</text:p>
      <text:p text:style-name="P5">Una vez realizada la tarea elaborarás un único documento donde figuren las respuestas correspondientes. El envío se realizará a través de la plataforma de la forma establecida para ello, y el archivo se nombrará siguiendo las siguientes pautas:</text:p>
      <text:p text:style-name="P5"/>
      <text:p text:style-name="P5">apellido1_apellido2_nombre_SIGxx_Tarea</text:p>
      <text:p text:style-name="P5"/>
      <text:p text:style-name="P5"><text:s/></text:p>
      <text:p text:style-name="P5"/>
      <text:p text:style-name="P5">Asegúrate que el nombre no contenga la letra ñ, tildes ni caracteres especiales extraños. Así por ejemplo la alumna Begoña Sánchez Mañas para la primera unidad del MP de ED, debería nombrar esta tarea como...</text:p>
      <text:p text:style-name="P5"/>
      <text:p text:style-name="P5">sanchez_manas_begona_ED01_Tarea</text:p>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Black" svg:font-family="'Arial Black'"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Tahoma"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Black" officeooo:rsid="000f1ec4" officeooo:paragraph-rsid="000f1ec4"/>
    </style:style>
    <style:style style:name="MP2" style:family="paragraph" style:parent-style-name="Footer">
      <style:paragraph-properties fo:text-align="end" style:justify-single-word="false"/>
      <style:text-properties style:font-name="Arial Black" officeooo:rsid="000f1ec4" officeooo:paragraph-rsid="000f1ec4"/>
    </style:style>
    <style:page-layout style:name="Mpm1">
      <style:page-layout-properties fo:page-width="21.001cm" fo:page-height="29.7cm" style:num-format="1" style:print-orientation="portrait" fo:margin-top="0.953cm" fo:margin-bottom="0.649cm" fo:margin-left="2cm" fo:margin-right="1.19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005cm" fo:margin-left="0cm" fo:margin-right="0cm" fo:margin-bottom="0.499cm" fo:background-color="transparent" draw:fill="none" draw:fill-color="#729fcf"/>
      </style:header-style>
      <style:footer-style>
        <style:header-footer-properties svg:height="1.296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D01</text:p>
      </style:header>
      <style:footer>
        <text:p text:style-name="MP2">Kevin Zamora Amel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9T09:44:37.394189250</meta:creation-date>
    <meta:generator>LibreOffice/7.5.7.1$Linux_X86_64 LibreOffice_project/50$Build-1</meta:generator>
    <dc:date>2023-11-16T14:03:27.708297851</dc:date>
    <meta:editing-duration>PT9H28M25S</meta:editing-duration>
    <meta:editing-cycles>144</meta:editing-cycles>
    <meta:document-statistic meta:table-count="0" meta:image-count="0" meta:object-count="0" meta:page-count="8" meta:paragraph-count="106" meta:word-count="2102" meta:character-count="13668" meta:non-whitespace-character-count="11680"/>
  </office:meta>
</office:document-meta>
</file>